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>
      <style:paragraph-properties fo:margin-left="0cm" fo:margin-right="0cm" fo:text-align="start" fo:text-indent="0cm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7.8cm" svg:height="3.7cm" svg:x="2cm" svg:y="1.3cm">
          <text:p text:style-name="P1"><text:span text:style-name="T1">ORDER START BYTE</text:span></text:p>
          <text:p text:style-name="P1"><text:span text:style-name="T1"/></text:p>
          <text:p text:style-name="P1"><text:span text:style-name="T1"/>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9cm" svg:height="6.8cm" svg:x="1.9cm" svg:y="5.4cm">
          <text:p text:style-name="P1"><text:span text:style-name="T1">EDGE SELECTION BYTE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cm" svg:height="2.5cm" svg:x="2.1cm" svg:y="6.6cm">
          <text:p text:style-name="P2">Select the edge wich </text:p>
          <text:p text:style-name="P2">will comply the current </text:p>
          <text:p text:style-name="P2">or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cm" svg:height="2.5cm" svg:x="2.1cm" svg:y="9.3cm">
          <text:p text:style-name="P2">Will get stepper last</text:p>
          <text:p text:style-name="P2">Position from the variable</text:p>
          <text:p text:style-name="P2"><text:span text:style-name="T2">SEQ_POINTER[*]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13.6cm" svg:x="1.9cm" svg:y="12.6cm">
          <text:p text:style-name="P1"><text:span text:style-name="T1">ORDER BYTE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12.2cm" svg:x="2.1cm" svg:y="13.5cm">
          <text:p text:style-name="P2"><text:span text:style-name="T3">Stablishes the action to</text:span></text:p>
          <text:p text:style-name="P2"><text:span text:style-name="T3">Comply by the stepper.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<text:s/>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4cm" svg:height="4.6cm" svg:x="2.2cm" svg:y="15.2cm">
          <text:p text:style-name="P2"><text:span text:style-name="T4">Will set DIRECTION of the move</text:span></text:p>
          <text:p text:style-name="P2"><text:span text:style-name="T4">Increasing or decreasing the </text:span></text:p>
          <text:p text:style-name="P2"><text:span text:style-name="T4">Value of the </text:span><text:span text:style-name="T5">SEQ_POINTER[*]</text:span></text:p>
          <text:p text:style-name="P2"><text:span text:style-name="T4">Affceting directly to the motor by</text:span></text:p>
          <text:p text:style-name="P2"><text:span text:style-name="T6">SEQ_*[</text:span><text:span text:style-name="T5">SEQ_POINTER[*]</text:span><text:span text:style-name="T6">] </text:span><text:span text:style-name="T4">array</text:span></text:p>
          <text:p text:style-name="P2"><text:span text:style-name="T4">Witch will contain the movement</text:span></text:p>
          <text:p text:style-name="P2"><text:span text:style-name="T4">Sequence</text:span><text:span text:style-name="T5">.</text:span></text:p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7.4cm" svg:height="5.5cm" svg:x="2.2cm" svg:y="20.1cm">
          <text:p text:style-name="P5"><text:span text:style-name="T4">In order to set FREE or </text:span></text:p>
          <text:p text:style-name="P5"><text:span text:style-name="T4">HOLD the stepper position,</text:span></text:p>
          <text:p text:style-name="P5"><text:span text:style-name="T4">system will put the desired</text:span></text:p>
          <text:p text:style-name="P5"><text:span text:style-name="T4">salue on <text:s/>th selected edge.</text:span></text:p>
          <text:p text:style-name="P5"><text:span text:style-name="T4">Set FREE AND HOLD operations</text:span></text:p>
          <text:p text:style-name="P5"><text:span text:style-name="T4">require one order, but it can be </text:span></text:p>
          <text:p text:style-name="P5"><text:span text:style-name="T4">set by OEND parameter in each</text:span></text:p>
          <text:p text:style-name="P5"><text:span text:style-name="T4">order, indepently of its OORDER </text:span></text:p>
          <text:p text:style-name="P5"><text:span text:style-name="T4">Parameter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8cm" svg:height="3.7cm" svg:x="11.4cm" svg:y="1.5cm">
          <text:p text:style-name="P1"><text:span text:style-name="T1">ALGORITHM BYTES</text:span></text:p>
          <text:p text:style-name="P1"><text:span text:style-name="T1"/></text:p>
          <text:p text:style-name="P1"/>
          <text:p text:style-name="P1"/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8cm" svg:height="3.7cm" svg:x="11.4cm" svg:y="5.5cm">
          <text:p text:style-name="P1"><text:span text:style-name="T1">ORDER END BYTE</text:span></text:p>
          <text:p text:style-name="P1"><text:span text:style-name="T1"/></text:p>
          <text:p text:style-name="P1"/>
          <text:p text:style-name="P1"/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2.4cm" svg:x="11.5cm" svg:y="6.6cm">
          <text:p text:style-name="P2"><text:span text:style-name="T3">END COM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2.4cm" svg:x="11.5cm" svg:y="2.6cm">
          <text:p text:style-name="P2"><text:span text:style-name="T3">Stablish the times <text:s/>will </text:span></text:p>
          <text:p text:style-name="P2"><text:span text:style-name="T3">be repeated the action to</text:span></text:p>
          <text:p text:style-name="P2"><text:span text:style-name="T3">Comply by the stepper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2.4cm" svg:x="2.1cm" svg:y="2.5cm">
          <text:p text:style-name="P2"><text:span text:style-name="T3">Switch all variables to </text:span></text:p>
          <text:p text:style-name="P2"><text:span text:style-name="T3">starting values.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omyślnie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8T11:11:54.97</meta:creation-date>
    <dc:date>2013-04-20T00:30:23.22</dc:date>
    <meta:editing-duration>PT3H5M34S</meta:editing-duration>
    <meta:editing-cycles>5</meta:editing-cycles>
    <meta:generator>OpenOffice.org/3.4.1$Win32 OpenOffice.org_project/341m1$Build-9593</meta:generator>
    <meta:document-statistic meta:object-count="13"/>
  </office:meta>
</office:document-meta>
</file>